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3" style:family="table-cell" style:parent-style-name="Default">
      <style:table-cell-properties fo:background-color="#dde8cb" fo:border="0.06pt solid #000000"/>
      <style:text-properties style:font-name="Liberation Sans"/>
    </style:style>
    <style:style style:name="ce14" style:family="table-cell" style:parent-style-name="Default">
      <style:table-cell-properties fo:background-color="#dde8cb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ans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default-cell-style-name="ce18"/>
        <table:table-column table:style-name="co1" table:number-columns-repeated="11" table:default-cell-style-name="ce4"/>
        <table:table-column table:style-name="co1" table:default-cell-style-name="Default"/>
        <table:table-row table:style-name="ro1">
          <table:table-cell table:style-name="ce1" table:number-columns-repeated="13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5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5"/>
          <table:table-cell table:style-name="ce6" table:number-columns-repeated="10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24275" calcext:value-type="float">
            <text:p>0.024275</text:p>
          </table:table-cell>
          <table:table-cell table:style-name="ce5" office:value-type="float" office:value="0.030877" calcext:value-type="float">
            <text:p>0.030877</text:p>
          </table:table-cell>
          <table:table-cell table:style-name="ce5" office:value-type="float" office:value="0.073409" calcext:value-type="float">
            <text:p>0.073409</text:p>
          </table:table-cell>
          <table:table-cell table:style-name="ce5" office:value-type="float" office:value="0.18414" calcext:value-type="float">
            <text:p>0.18414</text:p>
          </table:table-cell>
          <table:table-cell table:style-name="ce12" table:number-columns-repeated="7"/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5"/>
          <table:table-cell table:style-name="ce6" table:number-columns-repeated="10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 table:number-columns-repeated="13"/>
        </table:table-row>
      </table:table>
      <table:table table:name="MAML-HR" table:style-name="ta1">
        <table:table-column table:style-name="co1" table:default-cell-style-name="ce18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11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  <table:table-row table:style-name="ro1">
          <table:table-cell table:style-name="Default"/>
          <table:table-cell table:style-name="ce10" table:number-columns-repeated="11"/>
          <table:table-cell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18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11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</table:table>
      <table:table table:name="MAML-Pollution" table:style-name="ta1">
        <table:table-column table:style-name="co2" table:default-cell-style-name="ce18"/>
        <table:table-column table:style-name="co1" table:number-columns-repeated="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4" office:value-type="float" office:value="0.026517" calcext:value-type="float">
            <text:p>0.026517</text:p>
          </table:table-cell>
          <table:table-cell table:style-name="ce15" office:value-type="float" office:value="0.030725" calcext:value-type="float">
            <text:p>0.030725</text:p>
          </table:table-cell>
          <table:table-cell table:style-name="ce15" office:value-type="float" office:value="0.027457" calcext:value-type="float">
            <text:p>0.027457</text:p>
          </table:table-cell>
          <table:table-cell table:style-name="ce15" office:value-type="float" office:value="0.028437" calcext:value-type="float">
            <text:p>0.028437</text:p>
          </table:table-cell>
          <table:table-cell table:style-name="ce15" office:value-type="float" office:value="0.029106" calcext:value-type="float">
            <text:p>0.029106</text:p>
          </table:table-cell>
          <table:table-cell table:style-name="ce15" office:value-type="float" office:value="0.026928" calcext:value-type="float">
            <text:p>0.026928</text:p>
          </table:table-cell>
          <table:table-cell table:style-name="ce17" office:value-type="float" office:value="0.029008" calcext:value-type="float">
            <text:p>0.029008</text:p>
          </table:table-cell>
          <table:table-cell table:style-name="ce15" office:value-type="float" office:value="0.027828" calcext:value-type="float">
            <text:p>0.027828</text:p>
          </table:table-cell>
          <table:table-cell table:style-name="ce15" office:value-type="float" office:value="0.027352" calcext:value-type="float">
            <text:p>0.027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4" office:value-type="float" office:value="0.026866" calcext:value-type="float">
            <text:p>0.026866</text:p>
          </table:table-cell>
          <table:table-cell table:style-name="ce15" office:value-type="float" office:value="0.030871" calcext:value-type="float">
            <text:p>0.030871</text:p>
          </table:table-cell>
          <table:table-cell table:style-name="ce15" office:value-type="float" office:value="0.028701" calcext:value-type="float">
            <text:p>0.028701</text:p>
          </table:table-cell>
          <table:table-cell table:style-name="ce15" office:value-type="float" office:value="0.029094" calcext:value-type="float">
            <text:p>0.029094</text:p>
          </table:table-cell>
          <table:table-cell table:style-name="ce15" office:value-type="float" office:value="0.0269" calcext:value-type="float">
            <text:p>0.0269</text:p>
          </table:table-cell>
          <table:table-cell table:style-name="ce15" office:value-type="float" office:value="0.028996" calcext:value-type="float">
            <text:p>0.028996</text:p>
          </table:table-cell>
          <table:table-cell table:style-name="ce17" office:value-type="float" office:value="0.029961" calcext:value-type="float">
            <text:p>0.029961</text:p>
          </table:table-cell>
          <table:table-cell table:style-name="ce15" office:value-type="float" office:value="0.027948" calcext:value-type="float">
            <text:p>0.027948</text:p>
          </table:table-cell>
          <table:table-cell table:style-name="ce15" office:value-type="float" office:value="0.028898" calcext:value-type="float">
            <text:p>0.028898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4" office:value-type="float" office:value="0.028565" calcext:value-type="float">
            <text:p>0.028565</text:p>
          </table:table-cell>
          <table:table-cell table:style-name="ce15" office:value-type="float" office:value="0.029189" calcext:value-type="float">
            <text:p>0.029189</text:p>
          </table:table-cell>
          <table:table-cell table:style-name="ce15" office:value-type="float" office:value="0.028009" calcext:value-type="float">
            <text:p>0.028009</text:p>
          </table:table-cell>
          <table:table-cell table:style-name="ce15" office:value-type="float" office:value="0.029233" calcext:value-type="float">
            <text:p>0.029233</text:p>
          </table:table-cell>
          <table:table-cell table:style-name="ce15" office:value-type="float" office:value="0.02769" calcext:value-type="float">
            <text:p>0.02769</text:p>
          </table:table-cell>
          <table:table-cell table:style-name="ce15" office:value-type="float" office:value="0.029354" calcext:value-type="float">
            <text:p>0.029354</text:p>
          </table:table-cell>
          <table:table-cell table:style-name="ce17" office:value-type="float" office:value="0.030817" calcext:value-type="float">
            <text:p>0.030817</text:p>
          </table:table-cell>
          <table:table-cell table:style-name="ce15" office:value-type="float" office:value="0.029188" calcext:value-type="float">
            <text:p>0.029188</text:p>
          </table:table-cell>
          <table:table-cell table:style-name="ce15" office:value-type="float" office:value="0.028802" calcext:value-type="float">
            <text:p>0.028802</text:p>
          </table:table-cell>
          <table:covered-table-cell/>
        </table:table-row>
        <table:table-row table:style-name="ro1">
          <table:table-cell/>
          <table:table-cell table:style-name="ce13" table:formula="of:=AVERAGE([.B4:.B6])" office:value-type="float" office:value="0.027316" calcext:value-type="float">
            <text:p>0.027316</text:p>
          </table:table-cell>
          <table:table-cell table:style-name="ce16" table:formula="of:=AVERAGE([.C4:.C6])" office:value-type="float" office:value="0.0302616666666667" calcext:value-type="float">
            <text:p>0.030261666666667</text:p>
          </table:table-cell>
          <table:table-cell table:style-name="ce16" table:formula="of:=AVERAGE([.D4:.D6])" office:value-type="float" office:value="0.0280556666666667" calcext:value-type="float">
            <text:p>0.028055666666667</text:p>
          </table:table-cell>
          <table:table-cell table:style-name="ce16" table:formula="of:=AVERAGE([.E4:.E6])" office:value-type="float" office:value="0.0289213333333333" calcext:value-type="float">
            <text:p>0.028921333333333</text:p>
          </table:table-cell>
          <table:table-cell table:style-name="ce16" table:formula="of:=AVERAGE([.F4:.F6])" office:value-type="float" office:value="0.0278986666666667" calcext:value-type="float">
            <text:p>0.027898666666667</text:p>
          </table:table-cell>
          <table:table-cell table:style-name="ce16" table:formula="of:=AVERAGE([.G4:.G6])" office:value-type="float" office:value="0.028426" calcext:value-type="float">
            <text:p>0.028426</text:p>
          </table:table-cell>
          <table:table-cell table:style-name="ce11" table:formula="of:=AVERAGE([.H4:.H6])" office:value-type="float" office:value="0.0299286666666667" calcext:value-type="float">
            <text:p>0.029928666666667</text:p>
          </table:table-cell>
          <table:table-cell table:style-name="ce16" table:formula="of:=AVERAGE([.I4:.I6])" office:value-type="float" office:value="0.0283213333333333" calcext:value-type="float">
            <text:p>0.028321333333333</text:p>
          </table:table-cell>
          <table:table-cell table:style-name="ce16" table:formula="of:=AVERAGE([.J4:.J6])" office:value-type="float" office:value="0.0283506666666667" calcext:value-type="float">
            <text:p>0.028350666666667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It could improve with many iterations in fine-tuning in validaiton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8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8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8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5" office:value-type="float" office:value="0.035592" calcext:value-type="float">
            <text:p>0.035592</text:p>
          </table:table-cell>
          <table:table-cell table:style-name="ce15" office:value-type="float" office:value="0.046003" calcext:value-type="float">
            <text:p>0.046003</text:p>
          </table:table-cell>
          <table:table-cell table:style-name="ce15" office:value-type="float" office:value="0.07947" calcext:value-type="float">
            <text:p>0.07947</text:p>
          </table:table-cell>
          <table:table-cell table:style-name="ce15" office:value-type="float" office:value="0.039548" calcext:value-type="float">
            <text:p>0.039548</text:p>
          </table:table-cell>
          <table:table-cell table:style-name="ce15" office:value-type="float" office:value="0.0537" calcext:value-type="float">
            <text:p>0.0537</text:p>
          </table:table-cell>
          <table:table-cell table:style-name="ce15" office:value-type="float" office:value="0.094981" calcext:value-type="float">
            <text:p>0.094981</text:p>
          </table:table-cell>
          <table:table-cell table:style-name="ce15" office:value-type="float" office:value="0.054382" calcext:value-type="float">
            <text:p>0.054382</text:p>
          </table:table-cell>
          <table:table-cell table:style-name="ce15" office:value-type="float" office:value="0.054793" calcext:value-type="float">
            <text:p>0.054793</text:p>
          </table:table-cell>
          <table:table-cell table:style-name="ce15" office:value-type="float" office:value="0.093352" calcext:value-type="float">
            <text:p>0.093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5" office:value-type="float" office:value="0.033517" calcext:value-type="float">
            <text:p>0.033517</text:p>
          </table:table-cell>
          <table:table-cell table:style-name="ce15" office:value-type="float" office:value="0.0486" calcext:value-type="float">
            <text:p>0.0486</text:p>
          </table:table-cell>
          <table:table-cell table:style-name="ce15" office:value-type="float" office:value="0.098109" calcext:value-type="float">
            <text:p>0.098109</text:p>
          </table:table-cell>
          <table:table-cell table:style-name="ce15" office:value-type="float" office:value="0.051789" calcext:value-type="float">
            <text:p>0.051789</text:p>
          </table:table-cell>
          <table:table-cell table:style-name="ce15" office:value-type="float" office:value="0.051854" calcext:value-type="float">
            <text:p>0.051854</text:p>
          </table:table-cell>
          <table:table-cell table:style-name="ce15" office:value-type="float" office:value="0.078541" calcext:value-type="float">
            <text:p>0.078541</text:p>
          </table:table-cell>
          <table:table-cell table:style-name="ce15" office:value-type="float" office:value="0.038751" calcext:value-type="float">
            <text:p>0.038751</text:p>
          </table:table-cell>
          <table:table-cell table:style-name="ce15" office:value-type="float" office:value="0.052828" calcext:value-type="float">
            <text:p>0.052828</text:p>
          </table:table-cell>
          <table:table-cell table:style-name="ce15" office:value-type="float" office:value="0.100444" calcext:value-type="float">
            <text:p>0.100444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5" office:value-type="float" office:value="0.036537" calcext:value-type="float">
            <text:p>0.036537</text:p>
          </table:table-cell>
          <table:table-cell table:style-name="ce15" office:value-type="float" office:value="0.044843" calcext:value-type="float">
            <text:p>0.044843</text:p>
          </table:table-cell>
          <table:table-cell table:style-name="ce15" office:value-type="float" office:value="0.070512" calcext:value-type="float">
            <text:p>0.070512</text:p>
          </table:table-cell>
          <table:table-cell table:style-name="ce15" office:value-type="float" office:value="0.047367" calcext:value-type="float">
            <text:p>0.047367</text:p>
          </table:table-cell>
          <table:table-cell table:style-name="ce15" office:value-type="float" office:value="0.047791" calcext:value-type="float">
            <text:p>0.047791</text:p>
          </table:table-cell>
          <table:table-cell table:style-name="ce15" office:value-type="float" office:value="0.065693" calcext:value-type="float">
            <text:p>0.065693</text:p>
          </table:table-cell>
          <table:table-cell table:style-name="ce15" office:value-type="float" office:value="0.036035" calcext:value-type="float">
            <text:p>0.036035</text:p>
          </table:table-cell>
          <table:table-cell table:style-name="ce15" office:value-type="float" office:value="0.052379" calcext:value-type="float">
            <text:p>0.052379</text:p>
          </table:table-cell>
          <table:table-cell table:style-name="ce15" office:value-type="float" office:value="0.071959" calcext:value-type="float">
            <text:p>0.071959</text:p>
          </table:table-cell>
          <table:covered-table-cell/>
        </table:table-row>
        <table:table-row table:style-name="ro1">
          <table:table-cell/>
          <table:table-cell table:style-name="ce4" table:formula="of:=AVERAGE([.B15:.B17])" office:value-type="float" office:value="0.0352153333333333" calcext:value-type="float">
            <text:p>0.035215333333333</text:p>
          </table:table-cell>
          <table:table-cell table:style-name="ce4" table:formula="of:=AVERAGE([.C15:.C17])" office:value-type="float" office:value="0.046482" calcext:value-type="float">
            <text:p>0.046482</text:p>
          </table:table-cell>
          <table:table-cell table:style-name="ce4" table:formula="of:=AVERAGE([.D15:.D17])" office:value-type="float" office:value="0.082697" calcext:value-type="float">
            <text:p>0.082697</text:p>
          </table:table-cell>
          <table:table-cell table:style-name="ce4" table:formula="of:=AVERAGE([.E15:.E17])" office:value-type="float" office:value="0.0462346666666667" calcext:value-type="float">
            <text:p>0.046234666666667</text:p>
          </table:table-cell>
          <table:table-cell table:style-name="ce4" table:formula="of:=AVERAGE([.F15:.F17])" office:value-type="float" office:value="0.051115" calcext:value-type="float">
            <text:p>0.051115</text:p>
          </table:table-cell>
          <table:table-cell table:style-name="ce4" table:formula="of:=AVERAGE([.G15:.G17])" office:value-type="float" office:value="0.0797383333333333" calcext:value-type="float">
            <text:p>0.079738333333333</text:p>
          </table:table-cell>
          <table:table-cell table:style-name="ce4" table:formula="of:=AVERAGE([.H15:.H17])" office:value-type="float" office:value="0.043056" calcext:value-type="float">
            <text:p>0.043056</text:p>
          </table:table-cell>
          <table:table-cell table:style-name="ce4" table:formula="of:=AVERAGE([.I15:.I17])" office:value-type="float" office:value="0.0533333333333333" calcext:value-type="float">
            <text:p>0.053333333333333</text:p>
          </table:table-cell>
          <table:table-cell table:style-name="ce4" table:formula="of:=AVERAGE([.J15:.J17])" office:value-type="float" office:value="0.088585" calcext:value-type="float">
            <text:p>0.088585</text:p>
          </table:table-cell>
          <table:table-cell/>
        </table:table-row>
      </table:table>
      <table:named-expressions/>
      <table:database-ranges>
        <table:database-range table:name="__Anonymous_Sheet_DB__2" table:target-range-address="'MAML-Pollution'.K2:'MAML-Pollution'.K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8:15:19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09-16T18:26:50.528000000</dc:date>
    <meta:editing-duration>PT18M58S</meta:editing-duration>
    <meta:editing-cycles>4</meta:editing-cycles>
    <meta:generator>LibreOffice/6.4.3.2$Windows_X86_64 LibreOffice_project/747b5d0ebf89f41c860ec2a39efd7cb15b54f2d8</meta:generator>
    <meta:document-statistic meta:table-count="3" meta:cell-count="223" meta:object-count="0"/>
  </office:meta>
</office:document-meta>
</file>